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" svg:font-family="Courier"/>
    <style:font-face style:name="Sans" svg:font-family="San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4.318cm"/>
    </style:style>
    <style:style style:name="co16" style:family="table-column">
      <style:table-column-properties fo:break-before="auto" style:column-width="3.635cm"/>
    </style:style>
    <style:style style:name="co17" style:family="table-column">
      <style:table-column-properties fo:break-before="auto" style:column-width="3.86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28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ccccff"/>
    </style:style>
    <style:style style:name="ce26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99ccff"/>
      <style:text-properties style:use-window-font-color="true"/>
    </style:style>
    <style:style style:name="ce19" style:family="table-cell" style:parent-style-name="Default">
      <style:text-properties fo:color="#0066cc" fo:font-weight="bold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16"/>
        <table:table-column table:style-name="co15" table:default-cell-style-name="ce23"/>
        <table:table-column table:style-name="co16" table:default-cell-style-name="ce20"/>
        <table:table-column table:style-name="co17" table:default-cell-style-name="ce22"/>
        <table:table-column table:style-name="co1" table:number-columns-repeated="3" table:default-cell-style-name="ce16"/>
        <table:table-column table:style-name="co1" table:number-columns-repeated="2" table:default-cell-style-name="ce22"/>
        <table:table-column table:style-name="co1" table:number-columns-repeated="247" table:default-cell-style-name="Default"/>
        <table:table-row table:style-name="ro3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34" office:value-type="string">
            <text:p>id</text:p>
          </table:table-cell>
          <table:table-cell table:style-name="ce34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3">
          <table:table-cell table:style-name="ce11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3">
          <table:table-cell table:style-name="ce11" office:value-type="string">
            <text:p>TYPE</text:p>
          </table:table-cell>
          <table:table-cell table:style-name="ce11" office:value-type="string">
            <text:p>C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3">
          <table:table-cell table:style-name="ce12" office:value-type="string">
            <text:p>PROFID</text:p>
          </table:table-cell>
          <table:table-cell table:style-name="ce12" office:value-type="float" office:value="510">
            <text:p>510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METHOD</text:p>
          </table:table-cell>
          <table:table-cell table:style-name="ce4" office:value-type="string">
            <text:p>Method.LDAPUser.php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3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35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35" office:value-type="string">
            <text:p>elink</text:p>
          </table:table-cell>
          <table:table-cell table:style-name="ce35" office:value-type="string">
            <text:p>constraint</text:p>
          </table:table-cell>
          <table:table-cell table:style-name="ce35" office:value-type="string">
            <text:p>option</text:p>
          </table:table-cell>
          <table:table-cell table:style-name="ce35"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20" office:value-type="string">
            <text:p>US_FR_SEARCHLDAP</text:p>
          </table:table-cell>
          <table:table-cell/>
          <table:table-cell table:style-name="ce20" office:value-type="string">
            <text:p>LDAP Recherch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4"/>
          <table:table-cell table:style-name="ce11" table:number-columns-repeated="3"/>
          <table:table-cell table:style-name="ce4" table:number-columns-repeated="243"/>
        </table:table-row>
        <table:table-row table:style-name="ro3">
          <table:table-cell table:style-name="ce15" office:value-type="string">
            <text:p>ATTR</text:p>
          </table:table-cell>
          <table:table-cell table:style-name="ce21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21" office:value-type="string">
            <text:p>login LDAP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O</text:p>
          </table:table-cell>
          <table:table-cell table:style-name="ce20" table:number-columns-repeated="2"/>
          <table:table-cell table:style-name="ce36" office:value-type="string">
            <text:p>nu.php</text:p>
          </table:table-cell>
          <table:table-cell table:style-name="ce36" office:value-type="string">
            <text:p>searchLDAPinfo(LDAP_GETINFO):US_LOGIN,US_FNAME,US_LNAME</text:p>
          </table:table-cell>
          <table:table-cell table:style-name="ce20" table:number-columns-repeated="2"/>
          <table:table-cell table:style-name="ce20" office:value-type="string">
            <text:p>esize=20</text:p>
          </table:table-cell>
          <table:table-cell table:style-name="ce20" table:number-columns-repeated="240"/>
        </table:table-row>
        <table:table-row table:style-name="ro3" table:number-rows-repeated="2">
          <table:table-cell table:style-name="ce11" table:number-columns-repeated="9"/>
          <table:table-cell table:style-name="ce4"/>
          <table:table-cell table:style-name="ce11" table:number-columns-repeated="3"/>
          <table:table-cell table:style-name="ce4" table:number-columns-repeated="243"/>
        </table:table-row>
        <table:table-row table:style-name="ro3">
          <table:table-cell table:style-name="ce14" office:value-type="string">
            <text:p>ATTR</text:p>
          </table:table-cell>
          <table:table-cell table:style-name="ce20" office:value-type="string">
            <text:p>US_FR_LDAP</text:p>
          </table:table-cell>
          <table:table-cell office:value-type="string">
            <text:p>US_TAB_SYSTEM</text:p>
          </table:table-cell>
          <table:table-cell table:style-name="ce20" office:value-type="string">
            <text:p>LDAP 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20" office:value-type="float" office:value="101000">
            <text:p>101000</text:p>
          </table:table-cell>
          <table:table-cell table:style-name="ce20" office:value-type="string">
            <text:p>R</text:p>
          </table:table-cell>
          <table:table-cell table:style-name="ce20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table:formula="of:=[.H16]+10" office:value-type="float" office:value="101010">
            <text:p>101010</text:p>
          </table:table-cell>
          <table:table-cell table:style-name="Default"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15" office:value-type="string">
            <text:p>ATTR</text:p>
          </table:table-cell>
          <table:table-cell table:style-name="ce21" office:value-type="string">
            <text:p>LDAP_CREATEDATE</text:p>
          </table:table-cell>
          <table:table-cell office:value-type="string">
            <text:p>US_FR_LDAP</text:p>
          </table:table-cell>
          <table:table-cell table:style-name="ce21" office:value-type="string">
            <text:p>date de créatio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Default" table:formula="of:=[.H17]+10" office:value-type="float" office:value="101020">
            <text:p>101020</text:p>
          </table:table-cell>
          <table:table-cell table:style-name="ce21" office:value-type="string">
            <text:p>R</text:p>
          </table:table-cell>
          <table:table-cell table:style-name="ce21" table:number-columns-repeated="247"/>
        </table:table-row>
        <table:table-row table:style-name="ro3">
          <table:table-cell table:style-name="ce15" office:value-type="string">
            <text:p>ATTR</text:p>
          </table:table-cell>
          <table:table-cell table:style-name="ce21" office:value-type="string">
            <text:p>LDAP_CHANGEDATE</text:p>
          </table:table-cell>
          <table:table-cell office:value-type="string">
            <text:p>US_FR_LDAP</text:p>
          </table:table-cell>
          <table:table-cell table:style-name="ce21" office:value-type="string">
            <text:p>date de modificatio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Default" table:formula="of:=[.H18]+10" office:value-type="float" office:value="101030">
            <text:p>101030</text:p>
          </table:table-cell>
          <table:table-cell table:style-name="ce21" office:value-type="string">
            <text:p>R</text:p>
          </table:table-cell>
          <table:table-cell table:style-name="ce21" table:number-columns-repeated="247"/>
        </table:table-row>
        <table:table-row table:style-name="ro3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Default" table:formula="of:=[.H19]+10" office:value-type="float" office:value="101040">
            <text:p>101040</text:p>
          </table:table-cell>
          <table:table-cell table:style-name="ce21" office:value-type="string">
            <text:p>R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Default" table:formula="of:=[.H20]+10" office:value-type="float" office:value="101050">
            <text:p>101050</text:p>
          </table:table-cell>
          <table:table-cell table:style-name="ce21"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table:style-name="ce20" office:value-type="string">
            <text:p>US_FR_AD</text:p>
          </table:table-cell>
          <table:table-cell office:value-type="string">
            <text:p>US_TAB_SYSTEM</text:p>
          </table:table-cell>
          <table:table-cell table:style-name="ce20" office:value-type="string">
            <text:p>AD 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Default" table:formula="of:=[.H21]+10" office:value-type="float" office:value="101060">
            <text:p>101060</text:p>
          </table:table-cell>
          <table:table-cell table:style-name="ce20" office:value-type="string">
            <text:p>R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Default" table:formula="of:=[.H22]+10" office:value-type="float" office:value="101070">
            <text:p>101070</text:p>
          </table:table-cell>
          <table:table-cell table:style-name="ce21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3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Default" table:formula="of:=[.H23]+10" office:value-type="float" office:value="101080">
            <text:p>101080</text:p>
          </table:table-cell>
          <table:table-cell table:style-name="ce21" office:value-type="string">
            <text:p>R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ATTR</text:p>
          </table:table-cell>
          <table:table-cell table:style-name="ce4" office:value-type="string">
            <text:p>AD_REFRESH</text:p>
          </table:table-cell>
          <table:table-cell/>
          <table:table-cell table:style-name="Default" office:value-type="string">
            <text:p>Actualiser depuis le LDAP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FDL_METHOD&amp;method=refreshFromLDAP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Récupérer les données depuis l'annuaire LDAP</text:p>
          </table:table-cell>
          <table:table-cell table:number-columns-repeated="240"/>
        </table:table-row>
        <table:table-row table:style-name="ro3">
          <table:table-cell office:value-type="string">
            <text:p>MODATTR</text:p>
          </table:table-cell>
          <table:table-cell table:style-name="ce22" office:value-type="string">
            <text:p>US_FR_INTRANET</text:p>
          </table:table-cell>
          <table:table-cell table:style-name="ce2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32"/>
          <table:table-cell table:style-name="ce33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33"/>
          <table:table-cell table:style-name="ce32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3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3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3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3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33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33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2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2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2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2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22"/>
          <table:table-cell table:number-columns-repeated="5"/>
          <table:table-cell office:value-type="string">
            <text:p>S</text:p>
          </table:table-cell>
          <table:table-cell table:number-columns-repeated="5"/>
          <table:table-cell table:style-name="ce38" office:value-type="string">
            <text:p>::ExistsLogin(US_LOGIN)</text:p>
          </table:table-cell>
          <table:table-cell table:number-columns-repeated="241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2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2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2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2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22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2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2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2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2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table:style-name="ce4" office:value-type="string">
            <text:p>US_PASSWD2</text:p>
          </table:table-cell>
          <table:table-cell/>
          <table:table-cell table:style-name="Default"/>
          <table:table-cell table:style-name="ce15" table:number-columns-repeated="2"/>
          <table:table-cell table:style-name="ce21" table:number-columns-repeated="3"/>
          <table:table-cell table:number-columns-repeated="5"/>
          <table:table-cell table:style-name="ce24" office:value-type="string">
            <text:p>-</text:p>
          </table:table-cell>
          <table:table-cell table:number-columns-repeated="241"/>
        </table:table-row>
        <table:table-row table:style-name="ro3">
          <table:table-cell table:style-name="ce17" office:value-type="string">
            <text:p>ATTR</text:p>
          </table:table-cell>
          <table:table-cell table:style-name="ce4" office:value-type="string">
            <text:p>AD_CHANGEGROUP</text:p>
          </table:table-cell>
          <table:table-cell/>
          <table:table-cell table:style-name="Default" office:value-type="string">
            <text:p>Affectation des groupes</text:p>
          </table:table-cell>
          <table:table-cell table:style-name="ce15" table:number-columns-repeated="2"/>
          <table:table-cell table:style-name="ce21" office:value-type="string">
            <text:p>menu</text:p>
          </table:table-cell>
          <table:table-cell table:style-name="ce21"/>
          <table:table-cell table:style-name="ce21" office:value-type="string">
            <text:p>R</text:p>
          </table:table-cell>
          <table:table-cell/>
          <table:table-cell office:value-type="string">
            <text:p>%S%app=GENERIC&amp;action=GENERIC_EDIT&amp;zone=USERCARD:CHOOSEGROUP&amp;id=%I%</text:p>
          </table:table-cell>
          <table:table-cell/>
          <table:table-cell table:style-name="ce37" office:value-type="string">
            <text:p>::canEditMenu()</text:p>
          </table:table-cell>
          <table:table-cell/>
          <table:table-cell table:style-name="ce2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END</text:p>
          </table:table-cell>
          <table:table-cell table:style-name="ce18" table:number-columns-repeated="255"/>
        </table:table-row>
        <table:table-row table:style-name="ro3" table:number-rows-repeated="2">
          <table:table-cell table:style-name="Default" table:number-columns-repeated="9"/>
          <table:table-cell table:number-columns-repeated="247"/>
        </table:table-row>
        <table:table-row table:style-name="ro3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34" office:value-type="string">
            <text:p>id</text:p>
          </table:table-cell>
          <table:table-cell table:style-name="ce34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3">
          <table:table-cell table:style-name="ce11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3">
          <table:table-cell table:style-name="ce11" office:value-type="string">
            <text:p>TYPE</text:p>
          </table:table-cell>
          <table:table-cell table:style-name="ce11" office:value-type="string">
            <text:p>C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3">
          <table:table-cell table:style-name="ce12" office:value-type="string">
            <text:p>PROFID</text:p>
          </table:table-cell>
          <table:table-cell table:style-name="ce12" office:value-type="float" office:value="510">
            <text:p>510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METHOD</text:p>
          </table:table-cell>
          <table:table-cell table:style-name="ce4" office:value-type="string">
            <text:p>Method.LDAPGroup.php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3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35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35" office:value-type="string">
            <text:p>elink</text:p>
          </table:table-cell>
          <table:table-cell table:style-name="ce35" office:value-type="string">
            <text:p>constraint</text:p>
          </table:table-cell>
          <table:table-cell table:style-name="ce35" office:value-type="string">
            <text:p>option</text:p>
          </table:table-cell>
          <table:table-cell table:style-name="ce35"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20" office:value-type="string">
            <text:p>GRP_FR_LDAP</text:p>
          </table:table-cell>
          <table:table-cell/>
          <table:table-cell table:style-name="ce20" office:value-type="string">
            <text:p>LDAP 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247"/>
        </table:table-row>
        <table:table-row table:style-name="ro3">
          <table:table-cell table:style-name="ce15" office:value-type="string">
            <text:p>ATTR</text:p>
          </table:table-cell>
          <table:table-cell table:style-name="ce21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21" office:value-type="string">
            <text:p>date de créatio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R</text:p>
          </table:table-cell>
          <table:table-cell table:style-name="ce21" table:number-columns-repeated="247"/>
        </table:table-row>
        <table:table-row table:style-name="ro3">
          <table:table-cell table:style-name="ce15" office:value-type="string">
            <text:p>ATTR</text:p>
          </table:table-cell>
          <table:table-cell table:style-name="ce21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21" office:value-type="string">
            <text:p>date de modificatio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66]+10" office:value-type="float" office:value="510">
            <text:p>510</text:p>
          </table:table-cell>
          <table:table-cell table:style-name="ce21" office:value-type="string">
            <text:p>R</text:p>
          </table:table-cell>
          <table:table-cell table:style-name="ce21" table:number-columns-repeated="247"/>
        </table:table-row>
        <table:table-row table:style-name="ro3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67]+10" office:value-type="float" office:value="520">
            <text:p>520</text:p>
          </table:table-cell>
          <table:table-cell table:style-name="ce21" office:value-type="string">
            <text:p>R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68]+10" office:value-type="float" office:value="530">
            <text:p>530</text:p>
          </table:table-cell>
          <table:table-cell table:style-name="ce21" office:value-type="string">
            <text:p>R</text:p>
          </table:table-cell>
          <table:table-cell table:number-columns-repeated="247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5" table:number-columns-repeated="2"/>
          <table:table-cell table:style-name="ce21" table:number-columns-repeated="3"/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table:style-name="ce20" office:value-type="string">
            <text:p>GRP_FR_AD</text:p>
          </table:table-cell>
          <table:table-cell/>
          <table:table-cell table:style-name="ce20" office:value-type="string">
            <text:p>AD 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600">
            <text:p>600</text:p>
          </table:table-cell>
          <table:table-cell table:style-name="ce21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3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72]+10" office:value-type="float" office:value="610">
            <text:p>610</text:p>
          </table:table-cell>
          <table:table-cell table:style-name="ce21"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MODATTR</text:p>
          </table:table-cell>
          <table:table-cell table:style-name="ce22" office:value-type="string">
            <text:p>GRP_FR_INTRANET</text:p>
          </table:table-cell>
          <table:table-cell table:style-name="ce2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19" office:value-type="string">
            <text:p>MODATTR</text:p>
          </table:table-cell>
          <table:table-cell table:style-name="ce25" office:value-type="string">
            <text:p>US_LOGIN</text:p>
          </table:table-cell>
          <table:table-cell/>
          <table:table-cell table:style-name="Default"/>
          <table:table-cell table:style-name="ce15" table:number-columns-repeated="2"/>
          <table:table-cell table:style-name="ce21" table:number-columns-repeated="2"/>
          <table:table-cell table:style-name="ce25" office:value-type="string">
            <text:p>S</text:p>
          </table:table-cell>
          <table:table-cell table:number-columns-repeated="5"/>
          <table:table-cell table:style-name="ce39" office:value-type="string">
            <text:p>::ConstraintLogin(US_LOGIN,US_IDDOMAIN)</text:p>
          </table:table-cell>
          <table:table-cell table:number-columns-repeated="241"/>
        </table:table-row>
        <table:table-row table:style-name="ro3">
          <table:table-cell table:style-name="Default"/>
          <table:table-cell table:style-name="ce4"/>
          <table:table-cell/>
          <table:table-cell table:style-name="Default"/>
          <table:table-cell table:style-name="ce15" table:number-columns-repeated="2"/>
          <table:table-cell table:style-name="ce21" table:number-columns-repeated="3"/>
          <table:table-cell table:number-columns-repeated="247"/>
        </table:table-row>
        <table:table-row table:style-name="ro3">
          <table:table-cell table:style-name="ce18" office:value-type="string">
            <text:p>END</text:p>
          </table:table-cell>
          <table:table-cell table:style-name="ce18" table:number-columns-repeated="255"/>
        </table:table-row>
      </table:table>
      <table:table table:name="LDAP" table:style-name="ta1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sAMAccountName</text:p>
          </table:table-cell>
          <table:table-cell table:style-name="ce26" office:value-type="string">
            <text:p>us_login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whenCreated</text:p>
          </table:table-cell>
          <table:table-cell table:style-name="ce26" office:value-type="string">
            <text:p>ldap_createdate</text:p>
          </table:table-cell>
          <table:table-cell table:style-name="ce26" office:value-type="string">
            <text:p>top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whenChanged</text:p>
          </table:table-cell>
          <table:table-cell table:style-name="ce26" office:value-type="string">
            <text:p>ldap_changedate</text:p>
          </table:table-cell>
          <table:table-cell table:style-name="ce26" office:value-type="string">
            <text:p>top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uid</text:p>
          </table:table-cell>
          <table:table-cell table:style-name="ce27" office:value-type="string">
            <text:p>US_LOGIN</text:p>
          </table:table-cell>
          <table:table-cell table:style-name="ce27" office:value-type="string">
            <text:p>inetOrgPerson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createTimestamp</text:p>
          </table:table-cell>
          <table:table-cell table:style-name="ce27" office:value-type="string">
            <text:p>ldap_createdate</text:p>
          </table:table-cell>
          <table:table-cell table:style-name="ce27" office:value-type="string">
            <text:p>to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modifyTimestamp</text:p>
          </table:table-cell>
          <table:table-cell table:style-name="ce27" office:value-type="string">
            <text:p>ldap_changedate</text:p>
          </table:table-cell>
          <table:table-cell table:style-name="ce27" office:value-type="string">
            <text:p>to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uidNumber</text:p>
          </table:table-cell>
          <table:table-cell table:style-name="ce27" office:value-type="string">
            <text:p>LDAP_UNIQID</text:p>
          </table:table-cell>
          <table:table-cell table:style-name="ce27" office:value-type="string">
            <text:p>inetOrgPerson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objectsid</text:p>
          </table:table-cell>
          <table:table-cell table:style-name="ce26" office:value-type="string">
            <text:p>LDAP_UNIQID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n</text:p>
          </table:table-cell>
          <table:table-cell table:style-name="Default" office:value-type="string">
            <text:p>LDAP_DISPLAYNAM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givenName</text:p>
          </table:table-cell>
          <table:table-cell office:value-type="string">
            <text:p>US_FNAME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n</text:p>
          </table:table-cell>
          <table:table-cell office:value-type="string">
            <text:p>US_LNAME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AMAccountName</text:p>
          </table:table-cell>
          <table:table-cell office:value-type="string">
            <text:p>US_LOGIN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objectsid</text:p>
          </table:table-cell>
          <table:table-cell office:value-type="string">
            <text:p>LDAP_UNIQID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mail</text:p>
          </table:table-cell>
          <table:table-cell office:value-type="string">
            <text:p>US_MAIL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table:style-name="ce28" table:number-columns-repeated="6"/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GROUP</text:p>
          </table:table-cell>
          <table:table-cell table:style-name="ce24" office:value-type="string">
            <text:p>gidNumber</text:p>
          </table:table-cell>
          <table:table-cell table:style-name="ce27" office:value-type="string">
            <text:p>LDAP_UNIQID</text:p>
          </table:table-cell>
          <table:table-cell table:style-name="ce27" office:value-type="string">
            <text:p>posixGrou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GROUP</text:p>
          </table:table-cell>
          <table:table-cell table:style-name="ce26" office:value-type="string">
            <text:p>objectsid</text:p>
          </table:table-cell>
          <table:table-cell table:style-name="ce26" office:value-type="string">
            <text:p>LDAP_UNIQID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LDAPMAP</text:p>
          </table:table-cell>
          <table:table-cell table:style-name="ce29" office:value-type="string">
            <text:p>LDAPGROUP</text:p>
          </table:table-cell>
          <table:table-cell table:style-name="ce29" office:value-type="string">
            <text:p>cn</text:p>
          </table:table-cell>
          <table:table-cell table:style-name="ce29" office:value-type="string">
            <text:p>US_LOGIN</text:p>
          </table:table-cell>
          <table:table-cell table:style-name="ce29" office:value-type="string">
            <text:p>inetOrgPerson</text:p>
          </table:table-cell>
          <table:table-cell table:style-name="ce29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30" office:value-type="string">
            <text:p>LDAPMAP</text:p>
          </table:table-cell>
          <table:table-cell table:style-name="ce30" office:value-type="string">
            <text:p>LDAPGROUP</text:p>
          </table:table-cell>
          <table:table-cell table:style-name="ce30" office:value-type="string">
            <text:p>sAMAccountName</text:p>
          </table:table-cell>
          <table:table-cell table:style-name="ce30" office:value-type="string">
            <text:p>US_LOGIN</text:p>
          </table:table-cell>
          <table:table-cell table:style-name="ce30" office:value-type="string">
            <text:p>securityPrincipal</text:p>
          </table:table-cell>
          <table:table-cell table:style-name="ce30" office:value-type="float" office:value="1">
            <text:p>1</text:p>
          </table:table-cell>
          <table:table-cell table:number-columns-repeated="250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style-name="ce31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31" table:number-columns-repeated="256"/>
        </table:table-row>
        <table:table-row table:style-name="ro1" table:number-rows-repeated="6546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Sans" svg:font-family="San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</number:text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text> </number:text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number number:decimal-places="2" number:min-integer-digits="1" number:grouping="true"/>
      <number:text> EUR </number:text>
    </number:number-style>
    <number:number-style style:name="N155P1" style:volatile="true">
      <number:text> (</number:text>
      <number:number number:decimal-places="2" number:min-integer-digits="1" number:grouping="true"/>
      <number:text>) EUR</number:text>
    </number:number-style>
    <number:number-style style:name="N155P2" style:volatile="true">
      <number:text> -</number:text>
      <number:number number:decimal-places="0" number:min-integer-digits="0"/>
      <number:text> EU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8">08/10/2010</text:date>, <text:time>17:5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7-01-23T11:30:11</meta:creation-date>
    <dc:date>2010-10-08T17:50:00</dc:date>
    <dc:language>fr-FR</dc:language>
    <meta:editing-cycles>92</meta:editing-cycles>
    <meta:editing-duration>PT141H12M35S</meta:editing-duration>
    <dc:creator>Eric Brison</dc:creator>
    <meta:document-statistic meta:table-count="3" meta:cell-count="585" meta:object-count="0"/>
    <meta:user-defined meta:name="Info 1"/>
    <meta:user-defined meta:name="Info 2"/>
    <meta:user-defined meta:name="Info 3"/>
    <meta:user-defined meta:name="Info 4"/>
  </office:meta>
</office:document-meta>
</file>